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  <style:text-properties style:text-line-through-style="none" style:text-line-through-type="none" style:font-name="Liberation Sans" fo:font-size="22pt" fo:font-style="normal" style:text-underline-style="none" fo:font-weight="bold"/>
    </style:style>
    <style:style style:name="P3" style:family="paragraph">
      <style:paragraph-properties fo:text-align="center"/>
      <style:text-properties style:text-line-through-style="none" style:text-line-through-type="none" style:font-name="Liberation Sans" fo:font-size="18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6" style:family="paragraph">
      <style:text-properties style:text-line-through-style="none" style:text-line-through-type="none" style:font-name="Liberation Sans" fo:font-size="12pt" fo:font-style="normal" style:text-underline-style="none"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variant="normal" fo:text-transform="none" fo:background-color="transparent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asge_title" form:control-implementation="ooo:com.sun.star.form.component.TextField" xml:id="control1" form:id="control1" form:current-value="Page Title" form:value="Pag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ptartment_revision" form:control-implementation="ooo:com.sun.star.form.component.TextField" xml:id="control2" form:id="control2" form:current-value="Department (Revision)" form:value="Department (Revision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name_field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ite_adress_label" form:control-implementation="ooo:com.sun.star.form.component.FixedText" xml:id="control4" form:id="control4" form:label="Site Address:" form:for="control8"/>
          <form:fixed-text form:name="site_id" form:control-implementation="ooo:com.sun.star.form.component.FixedText" xml:id="control5" form:id="control5" form:label="Site ID Number:" form:for="control9"/>
          <form:fixed-text form:name="site_name" form:control-implementation="ooo:com.sun.star.form.component.FixedText" xml:id="control6" form:id="control6" form:label="Site Name:" form:for="control7"/>
          <form:text form:name="site_name_fiel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address_field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te_id_number_fiel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7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groundwater_label" form:control-implementation="ooo:com.sun.star.form.component.FixedText" xml:id="control11" form:id="control11" form:label="Groundwater:"/>
          <form:fixed-text form:name="distance_to_nearest_surface_water_label" form:control-implementation="ooo:com.sun.star.form.component.FixedText" xml:id="control12" form:id="control12" form:label="Distance to nearest surface water:"/>
          <form:textarea form:name="Text Box 8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9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0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nd_use_label" form:control-implementation="ooo:com.sun.star.form.component.FixedText" xml:id="control16" form:id="control16" form:label="Land Use:"/>
          <form:frame form:name="selected_site_scenario_group" form:control-implementation="ooo:com.sun.star.form.component.GroupBox" xml:id="control17" form:id="control17" form:label="Selected Site Scenario"/>
          <form:fixed-text form:name="date_of_eal_search_label" form:control-implementation="ooo:com.sun.star.form.component.FixedText" xml:id="control18" form:id="control18" form:label="Date of EAL search:"/>
          <form:text form:name="date_of_eal_search_field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site_information_group" form:control-implementation="ooo:com.sun.star.form.component.GroupBox" xml:id="control20" form:id="control20" form:label="Site Information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Shape1" draw:style-name="gr1" draw:text-style-name="P2" svg:width="5.1894in" svg:height="0.3941in" svg:x="0.4598in" svg:y="-0.5909in" draw:control="control1"/><draw:control text:anchor-type="paragraph" draw:z-index="1" draw:name="Shape2" draw:style-name="gr1" draw:text-style-name="P3" svg:width="6.1449in" svg:height="0.3941in" svg:x="-0.3374in" svg:y="-0.1972in" draw:control="control2"/><draw:control text:anchor-type="paragraph" draw:z-index="2" draw:name="Shape4" draw:style-name="gr2" draw:text-style-name="P4" svg:width="0.9559in" svg:height="0.1587in" svg:x="0.0701in" svg:y="0.6283in" draw:control="control6"/><draw:control text:anchor-type="paragraph" draw:z-index="3" draw:name="Shape5" draw:style-name="gr1" draw:text-style-name="P5" svg:width="3.5835in" svg:height="0.165in" svg:x="1.2228in" svg:y="0.7866in" draw:control="control3"/><draw:control text:anchor-type="paragraph" draw:z-index="4" draw:name="Shape6" draw:style-name="gr2" draw:text-style-name="P4" svg:width="0.978in" svg:height="0.1969in" svg:x="0.0701in" svg:y="0.9846in" draw:control="control4"/><draw:control text:anchor-type="paragraph" draw:z-index="5" draw:name="Shape7" draw:style-name="gr2" draw:text-style-name="P4" svg:width="1.3787in" svg:height="0.1969in" svg:x="0.0701in" svg:y="1.378in" draw:control="control5"/><draw:control text:anchor-type="paragraph" draw:z-index="6" draw:name="Shape8" draw:style-name="gr2" draw:text-style-name="P4" svg:width="1.5752in" svg:height="0.1976in" svg:x="0.0701in" svg:y="1.7709in" draw:control="control18"/><draw:control text:anchor-type="paragraph" draw:z-index="7" draw:name="Shape9" draw:style-name="gr3" draw:text-style-name="P5" svg:width="1.7724in" svg:height="0.165in" svg:x="1.8417in" svg:y="0.7866in" draw:control="control7"/><draw:control text:anchor-type="paragraph" draw:z-index="8" draw:name="Shape10" draw:style-name="gr3" draw:text-style-name="P5" svg:width="1.7717in" svg:height="0.1969in" svg:x="1.8425in" svg:y="0.9839in" draw:control="control8"/><draw:control text:anchor-type="paragraph" draw:z-index="9" draw:name="Shape11" draw:style-name="gr3" draw:text-style-name="P5" svg:width="1.7717in" svg:height="0.1976in" svg:x="1.8425in" svg:y="1.3772in" draw:control="control9"/><draw:control text:anchor-type="paragraph" draw:z-index="10" draw:name="Shape12" draw:style-name="gr3" draw:text-style-name="P5" svg:width="1.7717in" svg:height="0.1969in" svg:x="1.8425in" svg:y="1.7717in" draw:control="control19"/><draw:control text:anchor-type="paragraph" draw:z-index="11" draw:name="Shape13" draw:style-name="gr3" draw:text-style-name="P5" svg:width="0.0012in" svg:height="0.1969in" svg:x="2.2362in" svg:y="1.378in" draw:control="control10"/><draw:control text:anchor-type="paragraph" draw:z-index="12" draw:name="Shape14" draw:style-name="gr3" draw:text-style-name="P6" svg:width="6.9614in" svg:height="1.5752in" svg:x="0in" svg:y="2.1654in" draw:control="control17"/><draw:control text:anchor-type="paragraph" draw:z-index="14" draw:name="Shape16" draw:style-name="gr2" draw:text-style-name="P4" svg:width="1.1815in" svg:height="0.1976in" svg:x="0.0701in" svg:y="2.952in" draw:control="control11"/><draw:control text:anchor-type="paragraph" draw:z-index="15" draw:name="Shape17" draw:style-name="gr2" draw:text-style-name="P4" svg:width="2.5594in" svg:height="0.1976in" svg:x="0.0701in" svg:y="3.3465in" draw:control="control12"/><draw:control text:anchor-type="paragraph" draw:z-index="16" draw:name="Shape18" draw:style-name="gr3" draw:text-style-name="P5" svg:width="1.9689in" svg:height="0.1976in" svg:x="3.0236in" svg:y="2.5583in" draw:control="control13"/><draw:control text:anchor-type="paragraph" draw:z-index="17" draw:name="Shape19" draw:style-name="gr3" draw:text-style-name="P5" svg:width="1.9689in" svg:height="0.1976in" svg:x="3.0236in" svg:y="2.9528in" draw:control="control14"/><draw:control text:anchor-type="paragraph" draw:z-index="18" draw:name="Shape20" draw:style-name="gr3" draw:text-style-name="P5" svg:width="1.9689in" svg:height="0.1969in" svg:x="3.0236in" svg:y="3.3465in" draw:control="control15"/><draw:control text:anchor-type="paragraph" draw:z-index="13" draw:name="Shape15" draw:style-name="gr2" draw:text-style-name="P4" svg:width="0.7878in" svg:height="0.1976in" svg:x="0.0701in" svg:y="2.5591in" draw:control="control16"/><draw:control text:anchor-type="as-char" svg:y="0.1957in" draw:z-index="19" draw:name="Shape3" draw:style-name="gr4" draw:text-style-name="P6" svg:width="6.9248in" svg:height="1.7724in" draw:control="control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9:00:48.511548817</meta:creation-date>
    <dc:date>2017-09-10T20:29:46.091847453</dc:date>
    <meta:editing-duration>PT7M14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5.1.6.2$Linux_X86_64 LibreOffice_project/10m0$Build-2</meta:generator>
  </office:meta>
</office:document-meta>
</file>